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e8e64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fo:font-weight="bold" officeooo:paragraph-rsid="001e8e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e8e6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2pt" fo:font-weight="normal" officeooo:paragraph-rsid="001e8e6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fo:font-style="normal" fo:font-weight="normal" officeooo:paragraph-rsid="001e8e6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6pt" fo:font-weight="bold" officeooo:paragraph-rsid="001e8e6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1e8e6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1f29a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6pt" fo:font-style="normal" fo:font-weight="bold" officeooo:paragraph-rsid="001f29a0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style="normal" fo:font-weight="bold" officeooo:paragraph-rsid="001e8e6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fo:font-style="normal" fo:font-weight="bold" officeooo:rsid="001f29a0" officeooo:paragraph-rsid="001f29a0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fo:font-weight="bold" officeooo:paragraph-rsid="001f29a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fo:font-style="normal" fo:font-weight="normal" officeooo:paragraph-rsid="001e8e6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2pt" fo:font-style="normal" fo:font-weight="normal" officeooo:paragraph-rsid="001f29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fo:font-style="normal" fo:font-weight="bold" officeooo:paragraph-rsid="001e8e6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fo:font-style="normal" fo:font-weight="bold" officeooo:paragraph-rsid="001f29a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f29a0" style:font-size-asian="12pt" style:font-weight-asian="normal" style:font-size-complex="12pt" style:font-weight-complex="normal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1e8e64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1f29a0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fo:font-style="normal" fo:font-weight="normal" officeooo:rsid="001f29a0" officeooo:paragraph-rsid="001f29a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1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1e8e6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1f29a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20f5f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bold" officeooo:rsid="001e8e64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1f29a0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e8e64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29a0" style:font-size-asian="14pt" style:font-weight-asian="bold" style:font-size-complex="14pt" style:font-weight-complex="bold"/>
    </style:style>
    <style:style style:name="T14" style:family="text">
      <style:text-properties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стовое задание.</text:p>
      <text:p text:style-name="P6"/>
      <text:p text:style-name="P6"><text:span text:style-name="T8"/></text:p>
      <text:p text:style-name="P1"><text:span text:style-name="T8">Задача </text:span><text:span text:style-name="T10">1</text:span><text:span text:style-name="T8">.</text:span></text:p>
      <text:p text:style-name="P4"/>
      <text:p text:style-name="P1"><text:span text:style-name="T2">Необходимо д</text:span><text:span text:style-name="T1">ля каждого автомобиля из обучающего набора данных спрогнозировать дату следующего ТО и пробег автомобиля на эту дату.</text:span></text:p>
      <text:p text:style-name="P1"><text:span text:style-name="T1">Для тестирования предсказаний предоставлен файл </text:span><text:span text:style-name="T7">test.csv </text:span><text:span text:style-name="T1">(разделитель - «;»), в котором имеются ответы (реальная дата ТО и пробег автомобиля на эту дату).</text:span></text:p>
      <text:p text:style-name="P5"/>
      <text:p text:style-name="P15">Входные данные:</text:p>
      <text:p text:style-name="P1"><text:span text:style-name="T6">В файле </text:span><text:span text:style-name="T7">train.csv </text:span><text:span text:style-name="T1">(</text:span><text:bookmark-start text:name="__DdeLink__673_635782170"/><text:span text:style-name="T1">разделитель - «;»)</text:span><text:bookmark-end text:name="__DdeLink__673_635782170"/><text:span text:style-name="T1"> представлен набор данных о визитах клиентов на сервис. </text:span></text:p>
      <text:p text:style-name="P1"><text:span text:style-name="T1">Пояснение признаков в </text:span><text:span text:style-name="T7">train.csv:</text:span></text:p>
      <text:list xml:id="list3879124826" text:style-name="WWNum1">
        <text:list-item>
          <text:p text:style-name="P18"><text:span text:style-name="T14">А</text:span><text:span text:style-name="T15">втомобильМодель — Модель автомобиля</text:span></text:p>
        </text:list-item>
        <text:list-item>
          <text:p text:style-name="P18"><text:span text:style-name="T14">А</text:span><text:span text:style-name="T15">втомобильМодельБренд — Марка автомобиля</text:span></text:p>
        </text:list-item>
        <text:list-item>
          <text:p text:style-name="P18"><text:span text:style-name="T14">А</text:span><text:span text:style-name="T15">втомобильVIN — обезличенный VIN-номер автомобиля</text:span></text:p>
        </text:list-item>
        <text:list-item>
          <text:p text:style-name="P18"><text:span text:style-name="T14">З</text:span><text:span text:style-name="T15">начение — Пробег автомобиля на дату визита (показания одометра)</text:span></text:p>
        </text:list-item>
        <text:list-item>
          <text:p text:style-name="P18"><text:span text:style-name="T14">А</text:span><text:span text:style-name="T15">втомобильГодВыпуска — Год выпуска автомобиля</text:span></text:p>
        </text:list-item>
        <text:list-item>
          <text:p text:style-name="P18"><text:span text:style-name="T14">П</text:span><text:span text:style-name="T15">ериод — Дата визита</text:span></text:p>
        </text:list-item>
        <text:list-item>
          <text:p text:style-name="P18"><text:span text:style-name="T14">А</text:span><text:span text:style-name="T15">втомобильМодельМежсервисныйПробегТО — Пробег данной марки автомобиля между ТО</text:span></text:p>
        </text:list-item>
        <text:list-item>
          <text:p text:style-name="P18"><text:span text:style-name="T14">Т</text:span><text:span text:style-name="T15">О — Метка, которая показывает, является ли данный визит ТО или нет (например ремонт)</text:span></text:p>
        </text:list-item>
      </text:list>
      <text:p text:style-name="P5">В файле содержится около 100 тыс. записей, около 10 тыс. уникальных автомобилей.</text:p>
      <text:p text:style-name="P3"/>
      <text:p text:style-name="P15">Выходные данные:</text:p>
      <text:p text:style-name="P5">Точность предсказания, полученная на тестовом наборе данных. Необходимо выбрать метрику качества и обосновать ее.</text:p>
      <text:p text:style-name="P5"/>
      <text:p text:style-name="P5"/>
      <text:p text:style-name="P5"><text:span text:style-name="T11">Задача </text:span><text:span text:style-name="T13">2.</text:span></text:p>
      <text:p text:style-name="P10"/>
      <text:p text:style-name="P5"><text:span text:style-name="T11">1. </text:span>Сгенерируйте ряд точек (x, y), напоминающий окружность или круг по </text:p>
      <text:p text:style-name="P5">распределению точек в этом ряду на плоскости. Точек должно быть не менее </text:p>
      <text:p text:style-name="P5">10000 </text:p>
      <text:p text:style-name="P5"><text:s/>Если у Вас никак не получается добиться такого распределения, то можно </text:p>
      <text:p text:style-name="P5">сгенерировать точки по прямой линии (с углом наклона 45 градусов) </text:p>
      <text:p text:style-name="P5"><text:span text:style-name="T11">2.</text:span> Теперь сделайте второй такой ряд, но расположенный на плоскости иначе </text:p>
      <text:p text:style-name="P5">(например, у окружности другой центр или у прямой угол -45 градусов). </text:p>
      <text:p text:style-name="P5"><text:s/>Разметьте точки этих рядов, разделив их на классы. Первого как 1, второго как </text:p>
      <text:p text:style-name="P5">2. </text:p>
      <text:p text:style-name="P5"><text:span text:style-name="T11">3.</text:span> Сдвиньте второй ряд при необходимости так, чтобы он пересекался как-то с </text:p>
      <text:p text:style-name="P5">первым. </text:p>
      <text:p text:style-name="P5"><text:span text:style-name="T11">4.</text:span> Теперь объедините два ряда в единый третий ряд. Перемешайте точки в нем </text:p>
      <text:p text:style-name="P5">(не теряя знаний о том какой это класс) </text:p>
      <text:p text:style-name="P5"><text:span text:style-name="T11">5.</text:span> Разделите ряд на тренировочную и тестовую выборку в соотношении 4 к 1. </text:p>
      <text:p text:style-name="P5">Теперь пришло время обучить модель на тренировочной выборке (используйте </text:p>
      <text:p text:style-name="P5">градиентный бустинг). Учим определять класс (номер начального ряда). </text:p>
      <text:p text:style-name="P5"><text:span text:style-name="T11">6.</text:span> Проверьте работу модели на тестовой выборке. Предоставьте результаты. </text:p>
      <text:p text:style-name="P10">Оцените точность.</text:p>
      <text:p text:style-name="P10"/>
      <text:p text:style-name="P10"><text:soft-page-break/></text:p>
      <text:p text:style-name="P11">Задача 3.</text:p>
      <text:p text:style-name="P11"/>
      <text:p text:style-name="P20">Вам предоставлен датасет retail_data.csv с информацией о покупках клиентов в розничном магазине. Датасет включает:</text:p>
      <text:list xml:id="list4245605895" text:style-name="L1">
        <text:list-item>
          <text:p text:style-name="P21">customer_id — уникальный идентификатор клиента; </text:p>
        </text:list-item>
        <text:list-item>
          <text:p text:style-name="P21">total_spent — общая сумма покупок за год; </text:p>
        </text:list-item>
        <text:list-item>
          <text:p text:style-name="P21">num_purchases — количество покупок; </text:p>
        </text:list-item>
        <text:list-item>
          <text:p text:style-name="P21">avg_purchase_value — средняя стоимость покупки; </text:p>
        </text:list-item>
        <text:list-item>
          <text:p text:style-name="P22">last_purchase_date — дата последней покупки (тип: datetime). </text:p>
        </text:list-item>
      </text:list>
      <text:p text:style-name="Text_20_body"><text:span text:style-name="Strong_20_Emphasis"><text:span text:style-name="T5">Задачи:</text:span></text:span><text:span text:style-name="T1"><text:line-break/></text:span><text:span text:style-name="T4">1)</text:span><text:span text:style-name="T1"> Проверьте данные на пропуски и аномалии. Обработайте их.<text:line-break/></text:span><text:span text:style-name="T4">2</text:span><text:span text:style-name="T1"> Создайте новый признак days_since_last_purchase, который показывает количество дней с момента последней покупки до текущей даты (предположим, текущая дата — 11 июля 2025). <text:line-break/></text:span><text:span text:style-name="T4">3</text:span><text:span text:style-name="T1">) </text:span><text:span text:style-name="T3">Р</text:span><text:span text:style-name="T1">азделите клиентов на кластеры на основе признаков total_spent, num_purchases, avg_purchase_value и days_since_last_purchase. Определите оптимальное количество кластеров.<text:line-break/></text:span><text:span text:style-name="T4">4</text:span><text:span text:style-name="T1">) Постройте график, показывающий клиентов в двумерном пространстве (например, total_spent против num_purchases), с цветовой разметкой по кластерам. <text:line-break/></text:span><text:span text:style-name="T4">5</text:span><text:span text:style-name="T1">) Опишите характеристики каждого кластера (например, "активные покупатели", "спящие клиенты").<text:line-break/></text:span><text:span text:style-name="T4">6</text:span><text:span text:style-name="T1">) Предложите одну маркетинговую стратегию для каждого кластера.</text:span></text:p>
      <text:p text:style-name="P10"/>
      <text:p text:style-name="P10"/>
      <text:p text:style-name="P19"><text:span text:style-name="T8">Задача</text:span><text:span text:style-name="T10"> 4</text:span><text:span text:style-name="T8">.</text:span></text:p>
      <text:p text:style-name="P12"/>
      <text:p text:style-name="P14">Необходимо распознать весь печатный текст на изображении, которое представляет собой фото или скан документа. В качестве примера допускается использование изображений в свободном доступе.</text:p>
      <text:p text:style-name="P17"/>
      <text:p text:style-name="P16">Входные данные:</text:p>
      <text:p text:style-name="P14">Изображение</text:p>
      <text:p text:style-name="P16">Выходные данные:</text:p>
      <text:p text:style-name="P14">Список строк</text:p>
      <text:p text:style-name="P8"/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l" style:num-suffix="l" text:bullet-char="l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l" style:num-suffix="l" text:bullet-char="l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l" style:num-suffix="l" text:bullet-char="l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3:18:24.712505683</meta:creation-date>
    <dc:date>2025-07-11T16:45:10.376516548</dc:date>
    <meta:editing-duration>PT6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463" meta:character-count="3449" meta:non-whitespace-character-count="3009"/>
  </office:meta>
</office:document-meta>
</file>